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18%" fo:background-color="#141414"/>
    </style:style>
    <style:style style:name="T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5" style:parent-style-name="Normal" style:family="paragraph">
      <style:paragraph-properties fo:margin-bottom="0in" fo:line-height="118%" fo:background-color="#141414"/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6" style:parent-style-name="Normal" style:family="paragraph">
      <style:paragraph-properties fo:margin-bottom="0in" fo:line-height="118%" fo:background-color="#141414"/>
    </style:style>
    <style:style style:name="T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8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9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1" style:parent-style-name="Normal" style:family="paragraph">
      <style:paragraph-properties fo:margin-bottom="0in" fo:line-height="118%" fo:background-color="#141414"/>
    </style:style>
    <style:style style:name="T1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3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4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6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1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8" style:parent-style-name="Normal" style:family="paragraph">
      <style:paragraph-properties fo:margin-bottom="0in" fo:line-height="118%" fo:background-color="#141414"/>
    </style:style>
    <style:style style:name="P19" style:parent-style-name="Normal" style:family="paragraph">
      <style:paragraph-properties fo:margin-bottom="0in" fo:line-height="118%" fo:background-color="#141414"/>
    </style:style>
    <style:style style:name="T2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21" style:parent-style-name="Normal" style:family="paragraph">
      <style:paragraph-properties fo:margin-bottom="0in" fo:line-height="118%" fo:background-color="#141414"/>
    </style:style>
    <style:style style:name="T22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2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4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25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2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7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2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29" style:parent-style-name="Normal" style:family="paragraph">
      <style:paragraph-properties fo:margin-bottom="0in" fo:line-height="118%" fo:background-color="#141414"/>
    </style:style>
    <style:style style:name="T30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3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2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33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3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5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36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37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3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9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4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41" style:parent-style-name="Normal" style:family="paragraph">
      <style:paragraph-properties fo:margin-bottom="0in" fo:line-height="118%" fo:background-color="#141414"/>
    </style:style>
    <style:style style:name="T42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4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4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4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46" style:parent-style-name="Normal" style:family="paragraph">
      <style:paragraph-properties fo:margin-bottom="0in" fo:line-height="118%" fo:background-color="#141414"/>
    </style:style>
    <style:style style:name="T47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4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9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50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2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53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54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6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5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58" style:parent-style-name="Normal" style:family="paragraph">
      <style:paragraph-properties fo:margin-bottom="0in" fo:line-height="118%" fo:background-color="#141414"/>
    </style:style>
    <style:style style:name="T5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60" style:parent-style-name="Normal" style:family="paragraph">
      <style:paragraph-properties fo:margin-bottom="0in" fo:line-height="118%" fo:background-color="#141414"/>
    </style:style>
    <style:style style:name="P61" style:parent-style-name="Normal" style:family="paragraph">
      <style:paragraph-properties fo:margin-bottom="0in" fo:line-height="118%" fo:background-color="#141414"/>
    </style:style>
    <style:style style:name="T6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63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64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6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66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6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6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69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7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71" style:parent-style-name="Normal" style:family="paragraph">
      <style:paragraph-properties fo:margin-bottom="0in" fo:line-height="118%" fo:background-color="#141414"/>
    </style:style>
    <style:style style:name="P72" style:parent-style-name="Normal" style:family="paragraph">
      <style:paragraph-properties fo:margin-bottom="0in" fo:line-height="118%" fo:background-color="#141414"/>
    </style:style>
    <style:style style:name="T73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7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75" style:parent-style-name="Normal" style:family="paragraph">
      <style:paragraph-properties fo:margin-bottom="0in" fo:line-height="118%" fo:background-color="#141414"/>
    </style:style>
    <style:style style:name="T76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7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78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7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80" style:parent-style-name="Normal" style:family="paragraph">
      <style:paragraph-properties fo:margin-bottom="0in" fo:line-height="118%" fo:background-color="#141414"/>
    </style:style>
    <style:style style:name="T81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8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83" style:parent-style-name="Normal" style:family="paragraph">
      <style:paragraph-properties fo:margin-bottom="0in" fo:line-height="118%" fo:background-color="#141414"/>
    </style:style>
    <style:style style:name="P84" style:parent-style-name="Normal" style:family="paragraph">
      <style:paragraph-properties fo:margin-bottom="0in" fo:line-height="118%" fo:background-color="#141414"/>
    </style:style>
    <style:style style:name="P85" style:parent-style-name="Normal" style:family="paragraph">
      <style:paragraph-properties fo:margin-bottom="0in" fo:line-height="118%" fo:background-color="#141414"/>
    </style:style>
    <style:style style:name="T86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8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88" style:parent-style-name="Normal" style:family="paragraph">
      <style:paragraph-properties fo:margin-bottom="0in" fo:line-height="118%" fo:background-color="#141414"/>
    </style:style>
    <style:style style:name="T89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9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91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9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93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9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95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P96" style:parent-style-name="Normal" style:family="paragraph">
      <style:paragraph-properties fo:margin-bottom="0in" fo:line-height="118%" fo:background-color="#141414"/>
    </style:style>
    <style:style style:name="T97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P98" style:parent-style-name="Normal" style:family="paragraph">
      <style:paragraph-properties fo:margin-bottom="0in" fo:line-height="118%" fo:background-color="#141414"/>
    </style:style>
    <style:style style:name="T99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0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01" style:parent-style-name="Normal" style:family="paragraph">
      <style:paragraph-properties fo:margin-bottom="0in" fo:line-height="118%" fo:background-color="#141414"/>
    </style:style>
    <style:style style:name="P102" style:parent-style-name="Normal" style:family="paragraph">
      <style:paragraph-properties fo:margin-bottom="0in" fo:line-height="118%" fo:background-color="#141414"/>
    </style:style>
    <style:style style:name="P103" style:parent-style-name="Normal" style:family="paragraph">
      <style:paragraph-properties fo:margin-bottom="0in" fo:line-height="118%" fo:background-color="#141414"/>
    </style:style>
    <style:style style:name="T104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0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06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0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08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10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10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P111" style:parent-style-name="Normal" style:family="paragraph">
      <style:paragraph-properties fo:margin-bottom="0in" fo:line-height="118%" fo:background-color="#141414"/>
    </style:style>
    <style:style style:name="T112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1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14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15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1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17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118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19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2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21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122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23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2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25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12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27" style:parent-style-name="Normal" style:family="paragraph">
      <style:paragraph-properties fo:margin-bottom="0in" fo:line-height="118%" fo:background-color="#141414"/>
    </style:style>
    <style:style style:name="T128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2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30" style:parent-style-name="Normal" style:family="paragraph">
      <style:paragraph-properties fo:margin-bottom="0in" fo:line-height="118%" fo:background-color="#141414"/>
    </style:style>
    <style:style style:name="T131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3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33" style:parent-style-name="Normal" style:family="paragraph">
      <style:paragraph-properties fo:margin-bottom="0in" fo:line-height="118%" fo:background-color="#141414"/>
    </style:style>
    <style:style style:name="P134" style:parent-style-name="Normal" style:family="paragraph">
      <style:paragraph-properties fo:margin-bottom="0in" fo:line-height="118%" fo:background-color="#141414"/>
    </style:style>
    <style:style style:name="P135" style:parent-style-name="Normal" style:family="paragraph">
      <style:paragraph-properties fo:margin-bottom="0in" fo:line-height="118%" fo:background-color="#141414"/>
    </style:style>
    <style:style style:name="T136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3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38" style:parent-style-name="Normal" style:family="paragraph">
      <style:paragraph-properties fo:margin-bottom="0in" fo:line-height="118%" fo:background-color="#141414"/>
    </style:style>
    <style:style style:name="T139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4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4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42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4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44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4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46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47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4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49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150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51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5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53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15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55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5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57" style:parent-style-name="Normal" style:family="paragraph">
      <style:paragraph-properties fo:margin-bottom="0in" fo:line-height="118%" fo:background-color="#141414"/>
    </style:style>
    <style:style style:name="T158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5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60" style:parent-style-name="Normal" style:family="paragraph">
      <style:paragraph-properties fo:margin-bottom="0in" fo:line-height="118%" fo:background-color="#141414"/>
    </style:style>
    <style:style style:name="P161" style:parent-style-name="Normal" style:family="paragraph">
      <style:paragraph-properties fo:margin-bottom="0in" fo:line-height="118%" fo:background-color="#141414"/>
    </style:style>
    <style:style style:name="P162" style:parent-style-name="Normal" style:family="paragraph">
      <style:paragraph-properties fo:margin-bottom="0in" fo:line-height="118%" fo:background-color="#141414"/>
    </style:style>
    <style:style style:name="T16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6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65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166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16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68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16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70" style:parent-style-name="Normal" style:family="paragraph">
      <style:paragraph-properties fo:margin-bottom="0in" fo:line-height="118%" fo:background-color="#141414"/>
    </style:style>
    <style:style style:name="T17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72" style:parent-style-name="Normal" style:family="paragraph">
      <style:paragraph-properties fo:margin-bottom="0in" fo:line-height="118%" fo:background-color="#141414"/>
    </style:style>
    <style:style style:name="P173" style:parent-style-name="Normal" style:family="paragraph">
      <style:paragraph-properties fo:margin-bottom="0in" fo:line-height="118%" fo:background-color="#141414"/>
    </style:style>
    <style:style style:name="T17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75" style:parent-style-name="Normal" style:family="paragraph">
      <style:paragraph-properties fo:margin-bottom="0in" fo:line-height="118%" fo:background-color="#141414"/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76" style:parent-style-name="Normal" style:family="paragraph">
      <style:paragraph-properties fo:margin-bottom="0in" fo:line-height="118%" fo:background-color="#141414"/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77" style:parent-style-name="Normal" style:family="paragraph">
      <style:paragraph-properties fo:margin-bottom="0in" fo:line-height="118%" fo:background-color="#141414"/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78" style:parent-style-name="Normal" style:family="paragraph">
      <style:paragraph-properties fo:margin-bottom="0in" fo:line-height="118%" fo:background-color="#141414"/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179" style:parent-style-name="Normal" style:family="paragraph">
      <style:paragraph-properties fo:margin-bottom="0in" fo:line-height="118%" fo:background-color="#141414"/>
    </style:style>
    <style:style style:name="T18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8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182" style:parent-style-name="Normal" style:family="paragraph">
      <style:paragraph-properties fo:margin-bottom="0in" fo:line-height="118%" fo:background-color="#141414"/>
    </style:style>
    <style:style style:name="T183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18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85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18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8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88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18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9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9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19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9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194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19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196" style:parent-style-name="Normal" style:family="paragraph">
      <style:paragraph-properties fo:margin-bottom="0in" fo:line-height="118%" fo:background-color="#141414"/>
    </style:style>
    <style:style style:name="T197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19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199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00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20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02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203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0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05" style:parent-style-name="Normal" style:family="paragraph">
      <style:paragraph-properties fo:margin-bottom="0in" fo:line-height="118%" fo:background-color="#141414"/>
    </style:style>
    <style:style style:name="T20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07" style:parent-style-name="Normal" style:family="paragraph">
      <style:paragraph-properties fo:margin-bottom="0in" fo:line-height="118%" fo:background-color="#141414"/>
    </style:style>
    <style:style style:name="P208" style:parent-style-name="Normal" style:family="paragraph">
      <style:paragraph-properties fo:margin-bottom="0in" fo:line-height="118%" fo:background-color="#141414"/>
    </style:style>
    <style:style style:name="T20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1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11" style:parent-style-name="Normal" style:family="paragraph">
      <style:paragraph-properties fo:margin-bottom="0in" fo:line-height="118%" fo:background-color="#141414"/>
    </style:style>
    <style:style style:name="T212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1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14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15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21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17" style:parent-style-name="Normal" style:family="paragraph">
      <style:paragraph-properties fo:margin-bottom="0in" fo:line-height="118%" fo:background-color="#141414"/>
    </style:style>
    <style:style style:name="T218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1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20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2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22" style:parent-style-name="Normal" style:family="paragraph">
      <style:paragraph-properties fo:margin-bottom="0in" fo:line-height="118%" fo:background-color="#141414"/>
    </style:style>
    <style:style style:name="T22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24" style:parent-style-name="Normal" style:family="paragraph">
      <style:paragraph-properties fo:margin-bottom="0in" fo:line-height="118%" fo:background-color="#141414"/>
    </style:style>
    <style:style style:name="P225" style:parent-style-name="Normal" style:family="paragraph">
      <style:paragraph-properties fo:margin-bottom="0in" fo:line-height="118%" fo:background-color="#141414"/>
    </style:style>
    <style:style style:name="T22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2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28" style:parent-style-name="Normal" style:family="paragraph">
      <style:paragraph-properties fo:margin-bottom="0in" fo:line-height="118%" fo:background-color="#141414"/>
    </style:style>
    <style:style style:name="T229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3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3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32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23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34" style:parent-style-name="Normal" style:family="paragraph">
      <style:paragraph-properties fo:margin-bottom="0in" fo:line-height="118%" fo:background-color="#141414"/>
    </style:style>
    <style:style style:name="T235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3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37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3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39" style:parent-style-name="Normal" style:family="paragraph">
      <style:paragraph-properties fo:margin-bottom="0in" fo:line-height="118%" fo:background-color="#141414"/>
    </style:style>
    <style:style style:name="T240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4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42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4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44" style:parent-style-name="Normal" style:family="paragraph">
      <style:paragraph-properties fo:margin-bottom="0in" fo:line-height="118%" fo:background-color="#141414"/>
    </style:style>
    <style:style style:name="T245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4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47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4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49" style:parent-style-name="Normal" style:family="paragraph">
      <style:paragraph-properties fo:margin-bottom="0in" fo:line-height="118%" fo:background-color="#141414"/>
    </style:style>
    <style:style style:name="T250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5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52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5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54" style:parent-style-name="Normal" style:family="paragraph">
      <style:paragraph-properties fo:margin-bottom="0in" fo:line-height="118%" fo:background-color="#141414"/>
    </style:style>
    <style:style style:name="T255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5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57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58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259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60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26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62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26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6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65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6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6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68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6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7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7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7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7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74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7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76" style:parent-style-name="Normal" style:family="paragraph">
      <style:paragraph-properties fo:margin-bottom="0in" fo:line-height="118%" fo:background-color="#141414"/>
    </style:style>
    <style:style style:name="T27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78" style:parent-style-name="Normal" style:family="paragraph">
      <style:paragraph-properties fo:margin-bottom="0in" fo:line-height="118%" fo:background-color="#141414"/>
    </style:style>
    <style:style style:name="P279" style:parent-style-name="Normal" style:family="paragraph">
      <style:paragraph-properties fo:margin-bottom="0in" fo:line-height="118%" fo:background-color="#141414"/>
    </style:style>
    <style:style style:name="T28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8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82" style:parent-style-name="Normal" style:family="paragraph">
      <style:paragraph-properties fo:margin-bottom="0in" fo:line-height="118%" fo:background-color="#141414"/>
    </style:style>
    <style:style style:name="T283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8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85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8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87" style:parent-style-name="Normal" style:family="paragraph">
      <style:paragraph-properties fo:margin-bottom="0in" fo:line-height="118%" fo:background-color="#141414"/>
    </style:style>
    <style:style style:name="T288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8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290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29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92" style:parent-style-name="Normal" style:family="paragraph">
      <style:paragraph-properties fo:margin-bottom="0in" fo:line-height="118%" fo:background-color="#141414"/>
    </style:style>
    <style:style style:name="T29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94" style:parent-style-name="Normal" style:family="paragraph">
      <style:paragraph-properties fo:margin-bottom="0in" fo:line-height="118%" fo:background-color="#141414"/>
    </style:style>
    <style:style style:name="P295" style:parent-style-name="Normal" style:family="paragraph">
      <style:paragraph-properties fo:margin-bottom="0in" fo:line-height="118%" fo:background-color="#141414"/>
    </style:style>
    <style:style style:name="T29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29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298" style:parent-style-name="Normal" style:family="paragraph">
      <style:paragraph-properties fo:margin-bottom="0in" fo:line-height="118%" fo:background-color="#141414"/>
    </style:style>
    <style:style style:name="T299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30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0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30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03" style:parent-style-name="Normal" style:family="paragraph">
      <style:paragraph-properties fo:margin-bottom="0in" fo:line-height="118%" fo:background-color="#141414"/>
    </style:style>
    <style:style style:name="T304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30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06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30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08" style:parent-style-name="Normal" style:family="paragraph">
      <style:paragraph-properties fo:margin-bottom="0in" fo:line-height="118%" fo:background-color="#141414"/>
    </style:style>
    <style:style style:name="T30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10" style:parent-style-name="Normal" style:family="paragraph">
      <style:paragraph-properties fo:margin-bottom="0in" fo:line-height="118%" fo:background-color="#141414"/>
    </style:style>
    <style:style style:name="P311" style:parent-style-name="Normal" style:family="paragraph">
      <style:paragraph-properties fo:margin-bottom="0in" fo:line-height="118%" fo:background-color="#141414"/>
    </style:style>
    <style:style style:name="T31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13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31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15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31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17" style:parent-style-name="Normal" style:family="paragraph">
      <style:paragraph-properties fo:margin-bottom="0in" fo:line-height="118%" fo:background-color="#141414"/>
    </style:style>
    <style:style style:name="T318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31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20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321" style:parent-style-name="Fonteparág.padrão" style:family="text">
      <style:text-properties style:font-name="Consolas" style:font-name-asian="Consolas" style:font-name-complex="Consolas" fo:color="#ADADAD" fo:font-size="10.5pt" style:font-size-asian="10.5pt" style:font-size-complex="10.5pt"/>
    </style:style>
    <style:style style:name="T32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23" style:parent-style-name="Normal" style:family="paragraph">
      <style:paragraph-properties fo:margin-bottom="0in" fo:line-height="118%" fo:background-color="#141414"/>
    </style:style>
    <style:style style:name="T32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25" style:parent-style-name="Normal" style:family="paragraph">
      <style:paragraph-properties fo:margin-bottom="0in" fo:line-height="118%" fo:background-color="#141414"/>
    </style:style>
    <style:style style:name="P326" style:parent-style-name="Normal" style:family="paragraph">
      <style:paragraph-properties fo:margin-bottom="0in" fo:line-height="118%" fo:background-color="#141414"/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327" style:parent-style-name="Normal" style:family="paragraph">
      <style:paragraph-properties fo:margin-bottom="0in" fo:line-height="118%" fo:text-indent="0.4916in" fo:background-color="#141414"/>
    </style:style>
    <style:style style:name="T32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 fo:language="fr" fo:country="FR"/>
    </style:style>
    <style:style style:name="T32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 fo:language="fr" fo:country="FR"/>
    </style:style>
    <style:style style:name="T33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 fo:language="fr" fo:country="FR"/>
    </style:style>
    <style:style style:name="P331" style:parent-style-name="Normal" style:family="paragraph">
      <style:paragraph-properties fo:margin-bottom="0in" fo:line-height="118%" fo:background-color="#141414"/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332" style:parent-style-name="Normal" style:family="paragraph">
      <style:paragraph-properties fo:margin-bottom="0in" fo:line-height="118%" fo:background-color="#141414"/>
    </style:style>
    <style:style style:name="T333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33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3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3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3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38" style:parent-style-name="Fonteparág.padrão" style:family="text">
      <style:text-properties style:font-name="Consolas" style:font-name-asian="Consolas" style:font-name-complex="Consolas" fo:color="#F2F2F2" fo:font-size="10.5pt" style:font-size-asian="10.5pt" style:font-size-complex="10.5pt"/>
    </style:style>
    <style:style style:name="T33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FF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40" style:parent-style-name="Normal" style:family="paragraph">
      <style:paragraph-properties fo:margin-bottom="0in" fo:line-height="118%" fo:background-color="#141414"/>
    </style:style>
    <style:style style:name="T34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42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34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44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34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46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34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48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34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50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35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5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5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54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35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56" style:parent-style-name="Normal" style:family="paragraph">
      <style:paragraph-properties fo:margin-bottom="0in" fo:line-height="118%" fo:background-color="#141414"/>
    </style:style>
    <style:style style:name="T35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58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35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60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36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62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36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64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36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66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36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6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6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70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37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72" style:parent-style-name="Normal" style:family="paragraph">
      <style:paragraph-properties fo:margin-bottom="0in" fo:line-height="118%" fo:background-color="#141414"/>
    </style:style>
    <style:style style:name="P373" style:parent-style-name="Normal" style:family="paragraph">
      <style:paragraph-properties fo:margin-bottom="0in" fo:line-height="118%" fo:background-color="#141414"/>
    </style:style>
    <style:style style:name="T37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75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37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7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7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7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38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8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45454" fo:font-size="10.5pt" style:font-size-asian="10.5pt" style:font-size-complex="10.5pt"/>
    </style:style>
    <style:style style:name="P382" style:parent-style-name="Normal" style:family="paragraph">
      <style:paragraph-properties fo:margin-bottom="0in" fo:line-height="118%" fo:background-color="#141414"/>
    </style:style>
    <style:style style:name="P383" style:parent-style-name="Normal" style:family="paragraph">
      <style:paragraph-properties fo:margin-bottom="0in" fo:line-height="118%" fo:background-color="#141414"/>
    </style:style>
    <style:style style:name="T38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85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38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87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38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89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39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91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39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93" style:parent-style-name="Fonteparág.padrão" style:family="text">
      <style:text-properties style:font-name="Consolas" style:font-name-asian="Consolas" style:font-name-complex="Consolas" fo:color="#AB9DF2" fo:font-size="10.5pt" style:font-size-asian="10.5pt" style:font-size-complex="10.5pt"/>
    </style:style>
    <style:style style:name="T39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395" style:parent-style-name="Normal" style:family="paragraph">
      <style:paragraph-properties fo:margin-bottom="0in" fo:line-height="118%" fo:background-color="#141414"/>
    </style:style>
    <style:style style:name="T39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97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39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399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0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01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0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03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0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0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0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407" style:parent-style-name="Normal" style:family="paragraph">
      <style:paragraph-properties fo:margin-bottom="0in" fo:line-height="118%" fo:background-color="#141414"/>
    </style:style>
    <style:style style:name="T40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09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41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11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1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13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1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15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1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1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1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1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2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45454" fo:font-size="10.5pt" style:font-size-asian="10.5pt" style:font-size-complex="10.5pt"/>
    </style:style>
    <style:style style:name="P421" style:parent-style-name="Normal" style:family="paragraph">
      <style:paragraph-properties fo:margin-bottom="0in" fo:line-height="118%" fo:background-color="#141414"/>
    </style:style>
    <style:style style:name="T42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423" style:parent-style-name="Normal" style:family="paragraph">
      <style:paragraph-properties fo:margin-bottom="0in" fo:line-height="118%" fo:background-color="#141414"/>
    </style:style>
    <style:style style:name="T42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25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2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27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42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29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3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31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43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33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3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35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T43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37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3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39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P440" style:parent-style-name="Normal" style:family="paragraph">
      <style:paragraph-properties fo:margin-bottom="0in" fo:line-height="118%" fo:background-color="#141414"/>
    </style:style>
    <style:style style:name="T44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P442" style:parent-style-name="Normal" style:family="paragraph">
      <style:paragraph-properties fo:margin-bottom="0in" fo:line-height="118%" fo:background-color="#141414"/>
    </style:style>
    <style:style style:name="T44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44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4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4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47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4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49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5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5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45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53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5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55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5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57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5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59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46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6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6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463" style:parent-style-name="Normal" style:family="paragraph">
      <style:paragraph-properties fo:margin-bottom="0in" fo:line-height="118%" fo:background-color="#141414"/>
    </style:style>
    <style:style style:name="T46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45454" fo:font-size="10.5pt" style:font-size-asian="10.5pt" style:font-size-complex="10.5pt"/>
    </style:style>
    <style:style style:name="P466" style:parent-style-name="Normal" style:family="paragraph">
      <style:paragraph-properties fo:margin-bottom="0in" fo:line-height="118%" fo:background-color="#141414"/>
    </style:style>
    <style:style style:name="T46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68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6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70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47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72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7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74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P475" style:parent-style-name="Normal" style:family="paragraph">
      <style:paragraph-properties fo:margin-bottom="0in" fo:line-height="118%" fo:background-color="#141414"/>
    </style:style>
    <style:style style:name="T47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77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47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79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48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8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48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83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48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85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8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87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P488" style:parent-style-name="Normal" style:family="paragraph">
      <style:paragraph-properties fo:margin-bottom="0in" fo:line-height="118%" fo:background-color="#141414"/>
    </style:style>
    <style:style style:name="T48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9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9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92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9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94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49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9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497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49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499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00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0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0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03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0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05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50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07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0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09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1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1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1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513" style:parent-style-name="Normal" style:family="paragraph">
      <style:paragraph-properties fo:margin-bottom="0in" fo:line-height="118%" fo:background-color="#141414"/>
    </style:style>
    <style:style style:name="T51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45454" fo:font-size="10.5pt" style:font-size-asian="10.5pt" style:font-size-complex="10.5pt"/>
    </style:style>
    <style:style style:name="P516" style:parent-style-name="Normal" style:family="paragraph">
      <style:paragraph-properties fo:margin-bottom="0in" fo:line-height="118%" fo:background-color="#141414"/>
    </style:style>
    <style:style style:name="T517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18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51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20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2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22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2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24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P525" style:parent-style-name="Normal" style:family="paragraph">
      <style:paragraph-properties fo:margin-bottom="0in" fo:line-height="118%" fo:background-color="#141414"/>
    </style:style>
    <style:style style:name="T52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27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528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29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3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3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3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33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3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35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3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37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P538" style:parent-style-name="Normal" style:family="paragraph">
      <style:paragraph-properties fo:margin-bottom="0in" fo:line-height="118%" fo:background-color="#141414"/>
    </style:style>
    <style:style style:name="T53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4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4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42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4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4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545" style:parent-style-name="Normal" style:family="paragraph">
      <style:paragraph-properties fo:margin-bottom="0in" fo:line-height="118%" fo:background-color="#141414"/>
    </style:style>
    <style:style style:name="T546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4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45454" fo:font-size="10.5pt" style:font-size-asian="10.5pt" style:font-size-complex="10.5pt"/>
    </style:style>
    <style:style style:name="P548" style:parent-style-name="Normal" style:family="paragraph">
      <style:paragraph-properties fo:margin-bottom="0in" fo:line-height="118%" fo:background-color="#141414"/>
    </style:style>
    <style:style style:name="T549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50" style:parent-style-name="Fonteparág.padrão" style:family="text">
      <style:text-properties style:font-name="Consolas" style:font-name-asian="Consolas" style:font-name-complex="Consolas" fo:color="#FF6188" fo:font-size="10.5pt" style:font-size-asian="10.5pt" style:font-size-complex="10.5pt"/>
    </style:style>
    <style:style style:name="T551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52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5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54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5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56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P557" style:parent-style-name="Normal" style:family="paragraph">
      <style:paragraph-properties fo:margin-bottom="0in" fo:line-height="118%" fo:background-color="#141414"/>
    </style:style>
    <style:style style:name="T55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59" style:parent-style-name="Fonteparág.padrão" style:family="text">
      <style:text-properties style:font-name="Consolas" style:font-name-asian="Consolas" style:font-name-complex="Consolas" fo:color="#78E8C6" fo:font-size="10.5pt" style:font-size-asian="10.5pt" style:font-size-complex="10.5pt"/>
    </style:style>
    <style:style style:name="T560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61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6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63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6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65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66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67" style:parent-style-name="Fonteparág.padrão" style:family="text">
      <style:text-properties style:font-name="Consolas" style:font-name-asian="Consolas" style:font-name-complex="Consolas" fo:color="#FFD866" fo:font-size="10.5pt" style:font-size-asian="10.5pt" style:font-size-complex="10.5pt"/>
    </style:style>
    <style:style style:name="T56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69" style:parent-style-name="Fonteparág.padrão" style:family="text">
      <style:text-properties style:font-name="Consolas" style:font-name-asian="Consolas" style:font-name-complex="Consolas" fo:color="#A9DC76" fo:font-size="10.5pt" style:font-size-asian="10.5pt" style:font-size-complex="10.5pt"/>
    </style:style>
    <style:style style:name="P570" style:parent-style-name="Normal" style:family="paragraph">
      <style:paragraph-properties fo:margin-bottom="0in" fo:line-height="118%" fo:background-color="#141414"/>
    </style:style>
    <style:style style:name="T57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7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573" style:parent-style-name="Normal" style:family="paragraph">
      <style:paragraph-properties fo:margin-bottom="0in" fo:line-height="118%" fo:background-color="#141414"/>
    </style:style>
    <style:style style:name="T574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75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576" style:parent-style-name="Normal" style:family="paragraph">
      <style:paragraph-properties fo:margin-bottom="0in" fo:line-height="118%" fo:background-color="#141414"/>
    </style:style>
    <style:style style:name="P577" style:parent-style-name="Normal" style:family="paragraph">
      <style:paragraph-properties fo:margin-bottom="0in" fo:line-height="118%" fo:background-color="#141414"/>
    </style:style>
    <style:style style:name="T57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79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580" style:parent-style-name="Normal" style:family="paragraph">
      <style:paragraph-properties fo:margin-bottom="0in" fo:line-height="118%" fo:background-color="#141414"/>
    </style:style>
    <style:style style:name="T581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82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83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84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85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86" style:parent-style-name="Fonteparág.padrão" style:family="text">
      <style:text-properties style:font-name="Consolas" style:font-name-asian="Consolas" style:font-name-complex="Consolas" fo:color="#FC9867" fo:font-size="10.5pt" style:font-size-asian="10.5pt" style:font-size-complex="10.5pt"/>
    </style:style>
    <style:style style:name="T587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T588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8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45454" fo:font-size="10.5pt" style:font-size-asian="10.5pt" style:font-size-complex="10.5pt"/>
    </style:style>
    <style:style style:name="P590" style:parent-style-name="Normal" style:family="paragraph">
      <style:paragraph-properties fo:margin-bottom="0in" fo:line-height="118%" fo:background-color="#141414"/>
    </style:style>
    <style:style style:name="P591" style:parent-style-name="Normal" style:family="paragraph">
      <style:paragraph-properties fo:margin-bottom="0in" fo:line-height="118%" fo:background-color="#141414"/>
    </style:style>
    <style:style style:name="T592" style:parent-style-name="Fonteparág.padrão" style:family="text">
      <style:text-properties style:font-name="Consolas" style:font-name-asian="Consolas" style:font-name-complex="Consolas" fo:color="#78DCE8" fo:font-size="10.5pt" style:font-size-asian="10.5pt" style:font-size-complex="10.5pt"/>
    </style:style>
    <style:style style:name="T593" style:parent-style-name="Fonteparág.padrão" style:family="text">
      <style:text-properties style:font-name="Consolas" style:font-name-asian="Consolas" style:font-name-complex="Consolas" fo:color="#C7C7C7" fo:font-size="10.5pt" style:font-size-asian="10.5pt" style:font-size-complex="10.5pt"/>
    </style:style>
    <style:style style:name="P594" style:parent-style-name="Normal" style:family="paragraph">
      <style:paragraph-properties fo:margin-bottom="0in" fo:line-height="118%" fo:background-color="#141414"/>
    </style:style>
    <style:style style:name="P595" style:parent-style-name="Normal" style:family="paragraph">
      <style:paragraph-properties fo:margin-bottom="0in" fo:line-height="118%" fo:background-color="#141414"/>
      <style:text-properties style:font-name="Consolas" style:font-name-asian="Consolas" style:font-name-complex="Consolas" fo:color="#78DCE8" fo:font-size="10.5pt" style:font-size-asian="10.5pt" style:font-size-complex="10.5pt"/>
    </style:style>
  </office:automatic-styles>
  <office:body>
    <office:text text:use-soft-page-breaks="true">
      <text:p text:style-name="P1"><text:span text:style-name="T2">=-=-=-=-=-=-===--=-=-=-=-</text:span><text:tab/><text:span text:style-name="T3">HTML</text:span><text:tab/><text:tab/><text:span text:style-name="T4">=--=-=-==--=---==-=-=-=-=-=-</text:span></text:p>
      <text:p text:style-name="P5"/>
      <text:p text:style-name="P6"><text:span text:style-name="T7">&lt;!DOCTYPE</text:span><text:span text:style-name="T8"><text:s/></text:span><text:span text:style-name="T9">html</text:span><text:span text:style-name="T10">&gt;</text:span></text:p>
      <text:p text:style-name="P11"><text:span text:style-name="T12">&lt;html</text:span><text:span text:style-name="T13"><text:s/></text:span><text:span text:style-name="T14">lang</text:span><text:span text:style-name="T15">=</text:span><text:span text:style-name="T16">"pt-br"</text:span><text:span text:style-name="T17">&gt;</text:span></text:p>
      <text:p text:style-name="P18"/>
      <text:p text:style-name="P19"><text:span text:style-name="T20">&lt;head&gt;</text:span></text:p>
      <text:p text:style-name="P21"><text:span text:style-name="T22"><text:s text:c="4"/></text:span><text:span text:style-name="T23">&lt;meta</text:span><text:span text:style-name="T24"><text:s/></text:span><text:span text:style-name="T25">charset</text:span><text:span text:style-name="T26">=</text:span><text:span text:style-name="T27">"UTF-8"</text:span><text:span text:style-name="T28">&gt;</text:span></text:p>
      <text:p text:style-name="P29"><text:span text:style-name="T30"><text:s text:c="4"/></text:span><text:span text:style-name="T31">&lt;meta</text:span><text:span text:style-name="T32"><text:s/></text:span><text:span text:style-name="T33">name</text:span><text:span text:style-name="T34">=</text:span><text:span text:style-name="T35">"viewport"</text:span><text:span text:style-name="T36"><text:s/></text:span><text:span text:style-name="T37">content</text:span><text:span text:style-name="T38">=</text:span><text:span text:style-name="T39">"width=device-width, initial-scale=1.0"</text:span><text:span text:style-name="T40">&gt;</text:span></text:p>
      <text:p text:style-name="P41"><text:span text:style-name="T42"><text:s text:c="4"/></text:span><text:span text:style-name="T43">&lt;title&gt;</text:span><text:span text:style-name="T44">Hora do Dia</text:span><text:span text:style-name="T45">&lt;/title&gt;</text:span></text:p>
      <text:p text:style-name="P46"><text:span text:style-name="T47"><text:s text:c="4"/></text:span><text:span text:style-name="T48">&lt;link</text:span><text:span text:style-name="T49"><text:s/></text:span><text:span text:style-name="T50">rel</text:span><text:span text:style-name="T51">=</text:span><text:span text:style-name="T52">"stylesheet"</text:span><text:span text:style-name="T53"><text:s/></text:span><text:span text:style-name="T54">href</text:span><text:span text:style-name="T55">=</text:span><text:span text:style-name="T56">"style.css"</text:span><text:span text:style-name="T57">&gt;</text:span></text:p>
      <text:p text:style-name="P58"><text:span text:style-name="T59">&lt;/head&gt;</text:span></text:p>
      <text:p text:style-name="P60"/>
      <text:p text:style-name="P61"><text:span text:style-name="T62">&lt;body</text:span><text:span text:style-name="T63"><text:s/></text:span><text:span text:style-name="T64">onload</text:span><text:span text:style-name="T65">=</text:span><text:span text:style-name="T66">"</text:span><text:span text:style-name="T67">carregar</text:span><text:span text:style-name="T68">()</text:span><text:span text:style-name="T69">"</text:span><text:span text:style-name="T70">&gt;</text:span></text:p>
      <text:p text:style-name="P71"/>
      <text:p text:style-name="P72"><text:span text:style-name="T73"><text:s text:c="4"/></text:span><text:span text:style-name="T74">&lt;header&gt;</text:span></text:p>
      <text:p text:style-name="P75"><text:span text:style-name="T76"><text:s text:c="8"/></text:span><text:span text:style-name="T77">&lt;h1&gt;</text:span><text:span text:style-name="T78">Hora do Dia</text:span><text:span text:style-name="T79">&lt;/h1&gt;</text:span></text:p>
      <text:p text:style-name="P80"><text:span text:style-name="T81"><text:s text:c="4"/></text:span><text:span text:style-name="T82">&lt;/header&gt;</text:span></text:p>
      <text:p text:style-name="P83"/>
      <text:p text:style-name="P84"/>
      <text:p text:style-name="P85"><text:span text:style-name="T86"><text:s text:c="4"/></text:span><text:span text:style-name="T87">&lt;section&gt;</text:span></text:p>
      <text:p text:style-name="P88"><text:span text:style-name="T89"><text:s text:c="8"/></text:span><text:span text:style-name="T90">&lt;div<text:s/></text:span><text:span text:style-name="T91">id</text:span><text:span text:style-name="T92">=</text:span><text:span text:style-name="T93">"msg"</text:span><text:span text:style-name="T94">&gt;</text:span><text:span text:style-name="T95"><text:s/></text:span></text:p>
      <text:p text:style-name="P96"><text:span text:style-name="T97"><text:s text:c="12"/>Aqui vai aparecer a mensagem.</text:span></text:p>
      <text:p text:style-name="P98"><text:span text:style-name="T99"><text:s text:c="8"/></text:span><text:span text:style-name="T100">&lt;/div&gt;</text:span></text:p>
      <text:p text:style-name="P101"/>
      <text:p text:style-name="P102"/>
      <text:p text:style-name="P103"><text:span text:style-name="T104"><text:s text:c="8"/></text:span><text:span text:style-name="T105">&lt;div<text:s/></text:span><text:span text:style-name="T106">id</text:span><text:span text:style-name="T107">=</text:span><text:span text:style-name="T108">"foto"</text:span><text:span text:style-name="T109">&gt;</text:span><text:span text:style-name="T110"><text:s/></text:span></text:p>
      <text:p text:style-name="P111"><text:span text:style-name="T112"><text:s text:c="12"/></text:span><text:span text:style-name="T113">&lt;img</text:span><text:span text:style-name="T114"><text:s/></text:span><text:span text:style-name="T115">id</text:span><text:span text:style-name="T116">=</text:span><text:span text:style-name="T117">"imagem"</text:span><text:span text:style-name="T118"><text:s/></text:span><text:span text:style-name="T119">src</text:span><text:span text:style-name="T120">=</text:span><text:span text:style-name="T121">"imagens/manha.png"</text:span><text:span text:style-name="T122"><text:s/></text:span><text:span text:style-name="T123">alt</text:span><text:span text:style-name="T124">=</text:span><text:span text:style-name="T125">"foto do Dia"</text:span><text:span text:style-name="T126">&gt;</text:span></text:p>
      <text:p text:style-name="P127"><text:span text:style-name="T128"><text:s text:c="8"/></text:span><text:span text:style-name="T129">&lt;/div&gt;</text:span></text:p>
      <text:p text:style-name="P130"><text:span text:style-name="T131"><text:s text:c="4"/></text:span><text:span text:style-name="T132">&lt;/section&gt;</text:span></text:p>
      <text:p text:style-name="P133"/>
      <text:p text:style-name="P134"/>
      <text:p text:style-name="P135"><text:span text:style-name="T136"><text:s text:c="4"/></text:span><text:span text:style-name="T137">&lt;footer&gt;</text:span></text:p>
      <text:p text:style-name="P138"><text:span text:style-name="T139"><text:s text:c="8"/></text:span><text:span text:style-name="T140">&lt;p&gt;</text:span><text:span text:style-name="T141">&amp;</text:span><text:span text:style-name="T142">copy</text:span><text:span text:style-name="T143">;</text:span><text:span text:style-name="T144"><text:s/></text:span><text:span text:style-name="T145">&lt;a</text:span><text:span text:style-name="T146"><text:s/></text:span><text:span text:style-name="T147">href</text:span><text:span text:style-name="T148">=</text:span><text:span text:style-name="T149">"https://www.instagram.com/kennedydjalma/"</text:span><text:span text:style-name="T150"><text:s/></text:span><text:span text:style-name="T151">target</text:span><text:span text:style-name="T152">=</text:span><text:span text:style-name="T153">"_blank"</text:span><text:span text:style-name="T154">&gt;</text:span><text:span text:style-name="T155">KennedyDjalma</text:span><text:span text:style-name="T156">&lt;/a&gt;&lt;/p&gt;</text:span></text:p>
      <text:p text:style-name="P157"><text:span text:style-name="T158"><text:s text:c="4"/></text:span><text:span text:style-name="T159">&lt;/footer&gt;</text:span></text:p>
      <text:p text:style-name="P160"/>
      <text:p text:style-name="P161"/>
      <text:p text:style-name="P162"><text:span text:style-name="T163"><text:s text:c="4"/></text:span><text:span text:style-name="T164">&lt;script</text:span><text:span text:style-name="T165"><text:s/></text:span><text:span text:style-name="T166">src</text:span><text:span text:style-name="T167">=</text:span><text:span text:style-name="T168">"script.js"</text:span><text:span text:style-name="T169">&gt;&lt;/script&gt;</text:span></text:p>
      <text:p text:style-name="P170"><text:span text:style-name="T171">&lt;/body&gt;</text:span></text:p>
      <text:p text:style-name="P172"/>
      <text:p text:style-name="P173"><text:span text:style-name="T174">&lt;/html&gt;</text:span></text:p>
      <text:p text:style-name="P175"/>
      <text:p text:style-name="P176"/>
      <text:p text:style-name="P177">======-=-=--==-=-=---= <text:s text:c="2"/>CSS <text:s/>=-=--=-==--==--=====-==-=</text:p>
      <text:p text:style-name="P178"/>
      <text:p text:style-name="P179"><text:span text:style-name="T180">body</text:span><text:span text:style-name="T181">{</text:span></text:p>
      <text:p text:style-name="P182"><text:span text:style-name="T183"><text:s text:c="4"/></text:span><text:span text:style-name="T184">background:</text:span><text:span text:style-name="T185"><text:s/></text:span><text:span text:style-name="T186">rgb</text:span><text:span text:style-name="T187">(</text:span><text:span text:style-name="T188">32</text:span><text:span text:style-name="T189">,</text:span><text:span text:style-name="T190"><text:s/></text:span><text:span text:style-name="T191">19</text:span><text:span text:style-name="T192">,</text:span><text:span text:style-name="T193"><text:s/></text:span><text:span text:style-name="T194">173</text:span><text:span text:style-name="T195">);</text:span></text:p>
      <text:p text:style-name="P196"><text:span text:style-name="T197"><text:s text:c="4"/></text:span><text:span text:style-name="T198">font:</text:span><text:span text:style-name="T199"><text:s/>normal</text:span><text:span text:style-name="T200"><text:s/></text:span><text:span text:style-name="T201">15pt</text:span><text:span text:style-name="T202"><text:s/></text:span><text:span text:style-name="T203">arial</text:span><text:span text:style-name="T204">;</text:span></text:p>
      <text:p text:style-name="P205"><text:span text:style-name="T206">}</text:span></text:p>
      <text:p text:style-name="P207"/>
      <text:p text:style-name="P208"><text:span text:style-name="T209">header</text:span><text:span text:style-name="T210">{</text:span></text:p>
      <text:p text:style-name="P211"><text:span text:style-name="T212"><text:s text:c="4"/></text:span><text:span text:style-name="T213">color:</text:span><text:span text:style-name="T214"><text:s/></text:span><text:span text:style-name="T215">white</text:span><text:span text:style-name="T216">;</text:span></text:p>
      <text:p text:style-name="P217"><text:span text:style-name="T218"><text:s text:c="4"/></text:span><text:span text:style-name="T219">text-align:</text:span><text:span text:style-name="T220"><text:s/>center</text:span><text:span text:style-name="T221">;</text:span></text:p>
      <text:p text:style-name="P222"><text:span text:style-name="T223">}</text:span></text:p>
      <text:p text:style-name="P224"/>
      <text:p text:style-name="P225"><text:span text:style-name="T226">section</text:span><text:span text:style-name="T227">{</text:span></text:p>
      <text:p text:style-name="P228"><text:span text:style-name="T229"><text:s text:c="4"/></text:span><text:span text:style-name="T230">background:</text:span><text:span text:style-name="T231"><text:s/></text:span><text:span text:style-name="T232">white</text:span><text:span text:style-name="T233">;</text:span></text:p>
      <text:p text:style-name="P234"><text:span text:style-name="T235"><text:s text:c="4"/></text:span><text:span text:style-name="T236">border-radius:</text:span><text:span text:style-name="T237"><text:s/>10px</text:span><text:span text:style-name="T238">;</text:span></text:p>
      <text:p text:style-name="P239"><text:span text:style-name="T240"><text:s text:c="4"/></text:span><text:span text:style-name="T241">padding:</text:span><text:span text:style-name="T242"><text:s/>15px</text:span><text:span text:style-name="T243">;</text:span></text:p>
      <text:p text:style-name="P244"><text:span text:style-name="T245"><text:s text:c="4"/></text:span><text:span text:style-name="T246">width:</text:span><text:span text:style-name="T247"><text:s/>500px</text:span><text:span text:style-name="T248">;</text:span></text:p>
      <text:p text:style-name="P249"><text:span text:style-name="T250"><text:s text:c="4"/></text:span><text:span text:style-name="T251">margin:</text:span><text:span text:style-name="T252"><text:s/>auto</text:span><text:span text:style-name="T253">;</text:span></text:p>
      <text:p text:style-name="P254"><text:span text:style-name="T255"><text:s text:c="4"/></text:span><text:span text:style-name="T256">box-shadow:</text:span><text:span text:style-name="T257"><text:s/>5px</text:span><text:span text:style-name="T258"><text:s/></text:span><text:span text:style-name="T259">5px</text:span><text:span text:style-name="T260"><text:s/></text:span><text:span text:style-name="T261">10px</text:span><text:span text:style-name="T262"><text:s/></text:span><text:span text:style-name="T263">rgba</text:span><text:span text:style-name="T264">(</text:span><text:span text:style-name="T265">0</text:span><text:span text:style-name="T266">,</text:span><text:span text:style-name="T267"><text:s/></text:span><text:span text:style-name="T268">0</text:span><text:span text:style-name="T269">,</text:span><text:span text:style-name="T270"><text:s/></text:span><text:span text:style-name="T271">0</text:span><text:span text:style-name="T272">,</text:span><text:span text:style-name="T273"><text:s/></text:span><text:span text:style-name="T274">0.397</text:span><text:span text:style-name="T275">);</text:span></text:p>
      <text:p text:style-name="P276"><text:span text:style-name="T277">}</text:span></text:p>
      <text:p text:style-name="P278"/>
      <text:p text:style-name="P279"><text:span text:style-name="T280">div</text:span><text:span text:style-name="T281">{</text:span></text:p>
      <text:p text:style-name="P282"><text:span text:style-name="T283"><text:s text:c="4"/></text:span><text:span text:style-name="T284">text-align:</text:span><text:span text:style-name="T285"><text:s/>center</text:span><text:span text:style-name="T286">;</text:span></text:p>
      <text:p text:style-name="P287"><text:span text:style-name="T288"><text:s text:c="4"/></text:span><text:span text:style-name="T289">padding:</text:span><text:span text:style-name="T290"><text:s/>8px</text:span><text:span text:style-name="T291">;</text:span></text:p>
      <text:p text:style-name="P292"><text:span text:style-name="T293">}</text:span></text:p>
      <text:p text:style-name="P294"/>
      <text:p text:style-name="P295"><text:span text:style-name="T296">footer</text:span><text:span text:style-name="T297">{</text:span></text:p>
      <text:p text:style-name="P298"><text:span text:style-name="T299"><text:s text:c="4"/></text:span><text:span text:style-name="T300">text-align:</text:span><text:span text:style-name="T301"><text:s/>center</text:span><text:span text:style-name="T302">;</text:span></text:p>
      <text:p text:style-name="P303"><text:span text:style-name="T304"><text:s text:c="4"/></text:span><text:span text:style-name="T305">font-style:</text:span><text:span text:style-name="T306"><text:s/>italic</text:span><text:span text:style-name="T307">;</text:span></text:p>
      <text:p text:style-name="P308"><text:span text:style-name="T309">}</text:span></text:p>
      <text:p text:style-name="P310"/>
      <text:p text:style-name="P311"><text:span text:style-name="T312">footer</text:span><text:span text:style-name="T313"><text:s/></text:span><text:span text:style-name="T314">a</text:span><text:span text:style-name="T315"><text:s/></text:span><text:span text:style-name="T316">{</text:span></text:p>
      <text:p text:style-name="P317"><text:span text:style-name="T318"><text:s text:c="4"/></text:span><text:span text:style-name="T319">color:</text:span><text:span text:style-name="T320"><text:s/></text:span><text:span text:style-name="T321">black</text:span><text:span text:style-name="T322">;</text:span></text:p>
      <text:p text:style-name="P323"><text:span text:style-name="T324">}</text:span></text:p>
      <text:p text:style-name="P325"/>
      <text:p text:style-name="P326"/>
      <text:p text:style-name="P327"><text:span text:style-name="T328">=-=-=-==-=-===-=</text:span><text:tab/><text:span text:style-name="T329">JAVASCRIPT</text:span><text:tab/><text:span text:style-name="T330"><text:s/>=-=-=-=-=-=-===-=-=-=-=-=-=-=-</text:span></text:p>
      <text:p text:style-name="P331"/>
      <text:p text:style-name="P332"><text:span text:style-name="T333">function</text:span><text:span text:style-name="T334"><text:s/>carregar</text:span><text:span text:style-name="T335">()</text:span><text:span text:style-name="T336"><text:s/></text:span><text:span text:style-name="T337">{</text:span><text:span text:style-name="T338"><text:s text:c="2"/></text:span><text:span text:style-name="T339">//função carregar esta inserida na tag body no html</text:span></text:p>
      <text:p text:style-name="P340"><text:span text:style-name="T341"><text:s text:c="4"/></text:span><text:span text:style-name="T342">var</text:span><text:span text:style-name="T343"><text:s/></text:span><text:span text:style-name="T344">msg</text:span><text:span text:style-name="T345"><text:s/></text:span><text:span text:style-name="T346">=</text:span><text:span text:style-name="T347"><text:s/></text:span><text:span text:style-name="T348">window</text:span><text:span text:style-name="T349">.</text:span><text:span text:style-name="T350">document</text:span><text:span text:style-name="T351">.</text:span><text:span text:style-name="T352">getElementById</text:span><text:span text:style-name="T353">(</text:span><text:span text:style-name="T354">'msg'</text:span><text:span text:style-name="T355">)</text:span></text:p>
      <text:p text:style-name="P356"><text:span text:style-name="T357"><text:s text:c="4"/></text:span><text:span text:style-name="T358">var</text:span><text:span text:style-name="T359"><text:s/></text:span><text:span text:style-name="T360">img</text:span><text:span text:style-name="T361"><text:s/></text:span><text:span text:style-name="T362">=</text:span><text:span text:style-name="T363"><text:s/></text:span><text:span text:style-name="T364">window</text:span><text:span text:style-name="T365">.</text:span><text:span text:style-name="T366">document</text:span><text:span text:style-name="T367">.</text:span><text:span text:style-name="T368">getElementById</text:span><text:span text:style-name="T369">(</text:span><text:span text:style-name="T370">'imagem'</text:span><text:span text:style-name="T371">)</text:span></text:p>
      <text:p text:style-name="P372"/>
      <text:p text:style-name="P373"><text:span text:style-name="T374"><text:s text:c="4"/></text:span><text:span text:style-name="T375">function</text:span><text:span text:style-name="T376"><text:s/>atualizarHorario</text:span><text:span text:style-name="T377">()</text:span><text:span text:style-name="T378"><text:s/></text:span><text:span text:style-name="T379">{</text:span><text:span text:style-name="T380"><text:s/></text:span><text:span text:style-name="T381">//ACRESCENTADO FORA DA AULA</text:span></text:p>
      <text:p text:style-name="P382"/>
      <text:p text:style-name="P383"><text:span text:style-name="T384"><text:s text:c="8"/></text:span><text:span text:style-name="T385">var</text:span><text:span text:style-name="T386"><text:s/></text:span><text:span text:style-name="T387">data</text:span><text:span text:style-name="T388"><text:s/></text:span><text:span text:style-name="T389">=</text:span><text:span text:style-name="T390"><text:s/></text:span><text:span text:style-name="T391">new</text:span><text:span text:style-name="T392"><text:s/></text:span><text:span text:style-name="T393">Date</text:span><text:span text:style-name="T394">()</text:span></text:p>
      <text:p text:style-name="P395"><text:span text:style-name="T396"><text:s text:c="8"/></text:span><text:span text:style-name="T397">var</text:span><text:span text:style-name="T398"><text:s/></text:span><text:span text:style-name="T399">hora</text:span><text:span text:style-name="T400"><text:s/></text:span><text:span text:style-name="T401">=</text:span><text:span text:style-name="T402"><text:s/></text:span><text:span text:style-name="T403">data</text:span><text:span text:style-name="T404">.</text:span><text:span text:style-name="T405">getHours</text:span><text:span text:style-name="T406">()</text:span></text:p>
      <text:p text:style-name="P407"><text:span text:style-name="T408"><text:s text:c="8"/></text:span><text:span text:style-name="T409">var</text:span><text:span text:style-name="T410"><text:s/></text:span><text:span text:style-name="T411">minutos</text:span><text:span text:style-name="T412"><text:s/></text:span><text:span text:style-name="T413">=</text:span><text:span text:style-name="T414"><text:s/></text:span><text:span text:style-name="T415">data</text:span><text:span text:style-name="T416">.</text:span><text:span text:style-name="T417">getMinutes</text:span><text:span text:style-name="T418">()</text:span><text:span text:style-name="T419"><text:s/></text:span><text:span text:style-name="T420">// ACRESCENTADO FORA DA AULA</text:span></text:p>
      <text:p text:style-name="P421"><text:span text:style-name="T422"><text:s text:c="4"/></text:span></text:p>
      <text:p text:style-name="P423"><text:span text:style-name="T424"><text:s text:c="8"/></text:span><text:span text:style-name="T425">msg</text:span><text:span text:style-name="T426">.</text:span><text:span text:style-name="T427">innerHTML</text:span><text:span text:style-name="T428"><text:s/></text:span><text:span text:style-name="T429">=</text:span><text:span text:style-name="T430"><text:s/></text:span><text:span text:style-name="T431">`Agora são &lt;strong&gt;<text:s/></text:span><text:span text:style-name="T432">${</text:span><text:span text:style-name="T433">hora</text:span><text:span text:style-name="T434">}</text:span><text:span text:style-name="T435"><text:s/>&lt;/strong&gt; horas e &lt;strong&gt;<text:s/></text:span><text:span text:style-name="T436">${</text:span><text:span text:style-name="T437">minutos</text:span><text:span text:style-name="T438">}</text:span><text:span text:style-name="T439"><text:s/>&lt;/strong&gt; minutos.`</text:span></text:p>
      <text:p text:style-name="P440"><text:span text:style-name="T441"><text:s text:c="4"/></text:span></text:p>
      <text:p text:style-name="P442"><text:span text:style-name="T443"><text:s text:c="8"/></text:span><text:span text:style-name="T444">if</text:span><text:span text:style-name="T445"><text:s/></text:span><text:span text:style-name="T446">(</text:span><text:span text:style-name="T447">hora</text:span><text:span text:style-name="T448"><text:s/></text:span><text:span text:style-name="T449">&gt;=</text:span><text:span text:style-name="T450"><text:s/></text:span><text:span text:style-name="T451">0</text:span><text:span text:style-name="T452"><text:s/></text:span><text:span text:style-name="T453">&amp;&amp;</text:span><text:span text:style-name="T454"><text:s/></text:span><text:span text:style-name="T455">hora</text:span><text:span text:style-name="T456"><text:s/></text:span><text:span text:style-name="T457">&lt;</text:span><text:span text:style-name="T458"><text:s/></text:span><text:span text:style-name="T459">12</text:span><text:span text:style-name="T460">)</text:span><text:span text:style-name="T461"><text:s/></text:span><text:span text:style-name="T462">{</text:span></text:p>
      <text:p text:style-name="P463"><text:span text:style-name="T464"><text:s text:c="12"/></text:span><text:span text:style-name="T465">// BOM DIA</text:span></text:p>
      <text:p text:style-name="P466"><text:span text:style-name="T467"><text:s text:c="12"/></text:span><text:span text:style-name="T468">img</text:span><text:span text:style-name="T469">.</text:span><text:span text:style-name="T470">src</text:span><text:span text:style-name="T471"><text:s/></text:span><text:span text:style-name="T472">=</text:span><text:span text:style-name="T473"><text:s/></text:span><text:span text:style-name="T474">'imagens/manha.png'</text:span></text:p>
      <text:p text:style-name="P475"><text:span text:style-name="T476"><text:s text:c="12"/></text:span><text:span text:style-name="T477">document</text:span><text:span text:style-name="T478">.</text:span><text:span text:style-name="T479">body</text:span><text:span text:style-name="T480">.</text:span><text:span text:style-name="T481">style</text:span><text:span text:style-name="T482">.</text:span><text:span text:style-name="T483">background</text:span><text:span text:style-name="T484"><text:s/></text:span><text:span text:style-name="T485">=</text:span><text:span text:style-name="T486"><text:s/></text:span><text:span text:style-name="T487">'orange'</text:span></text:p>
      <text:p text:style-name="P488"><text:span text:style-name="T489"><text:s text:c="8"/></text:span><text:span text:style-name="T490">}</text:span><text:span text:style-name="T491"><text:s/></text:span><text:span text:style-name="T492">else</text:span><text:span text:style-name="T493"><text:s/></text:span><text:span text:style-name="T494">if</text:span><text:span text:style-name="T495"><text:s/></text:span><text:span text:style-name="T496">(</text:span><text:span text:style-name="T497">hora</text:span><text:span text:style-name="T498"><text:s/></text:span><text:span text:style-name="T499">&gt;=</text:span><text:span text:style-name="T500"><text:s/></text:span><text:span text:style-name="T501">12</text:span><text:span text:style-name="T502"><text:s/></text:span><text:span text:style-name="T503">&amp;&amp;</text:span><text:span text:style-name="T504"><text:s/></text:span><text:span text:style-name="T505">hora</text:span><text:span text:style-name="T506"><text:s/></text:span><text:span text:style-name="T507">&lt;</text:span><text:span text:style-name="T508"><text:s/></text:span><text:span text:style-name="T509">18</text:span><text:span text:style-name="T510">)</text:span><text:span text:style-name="T511"><text:s/></text:span><text:span text:style-name="T512">{</text:span></text:p>
      <text:p text:style-name="P513"><text:span text:style-name="T514"><text:s text:c="12"/></text:span><text:span text:style-name="T515">//BOA TARDE</text:span></text:p>
      <text:p text:style-name="P516"><text:span text:style-name="T517"><text:s text:c="12"/></text:span><text:span text:style-name="T518">img</text:span><text:span text:style-name="T519">.</text:span><text:span text:style-name="T520">src</text:span><text:span text:style-name="T521"><text:s/></text:span><text:span text:style-name="T522">=</text:span><text:span text:style-name="T523"><text:s/></text:span><text:span text:style-name="T524">'imagens/tarde.png'</text:span></text:p>
      <text:p text:style-name="P525"><text:span text:style-name="T526"><text:s text:c="12"/></text:span><text:span text:style-name="T527">document</text:span><text:span text:style-name="T528">.</text:span><text:span text:style-name="T529">body</text:span><text:span text:style-name="T530">.</text:span><text:span text:style-name="T531">style</text:span><text:span text:style-name="T532">.</text:span><text:span text:style-name="T533">background</text:span><text:span text:style-name="T534"><text:s/></text:span><text:span text:style-name="T535">=</text:span><text:span text:style-name="T536"><text:s/></text:span><text:span text:style-name="T537">'tomato'</text:span></text:p>
      <text:p text:style-name="P538"><text:span text:style-name="T539"><text:s text:c="8"/></text:span><text:span text:style-name="T540">}</text:span><text:span text:style-name="T541"><text:s/></text:span><text:span text:style-name="T542">else</text:span><text:span text:style-name="T543"><text:s/></text:span><text:span text:style-name="T544">{</text:span></text:p>
      <text:p text:style-name="P545"><text:span text:style-name="T546"><text:s text:c="12"/></text:span><text:span text:style-name="T547">//BOA NOITE</text:span></text:p>
      <text:p text:style-name="P548"><text:span text:style-name="T549"><text:s text:c="12"/></text:span><text:span text:style-name="T550">img</text:span><text:span text:style-name="T551">.</text:span><text:span text:style-name="T552">src</text:span><text:span text:style-name="T553"><text:s/></text:span><text:span text:style-name="T554">=</text:span><text:span text:style-name="T555"><text:s/></text:span><text:span text:style-name="T556">'imagens/noite.png'</text:span></text:p>
      <text:p text:style-name="P557"><text:span text:style-name="T558"><text:s text:c="12"/></text:span><text:span text:style-name="T559">document</text:span><text:span text:style-name="T560">.</text:span><text:span text:style-name="T561">body</text:span><text:span text:style-name="T562">.</text:span><text:span text:style-name="T563">style</text:span><text:span text:style-name="T564">.</text:span><text:span text:style-name="T565">background</text:span><text:span text:style-name="T566"><text:s/></text:span><text:span text:style-name="T567">=</text:span><text:span text:style-name="T568"><text:s/></text:span><text:span text:style-name="T569">'darkblue'</text:span></text:p>
      <text:p text:style-name="P570"><text:span text:style-name="T571"><text:s text:c="8"/></text:span><text:span text:style-name="T572">}</text:span></text:p>
      <text:p text:style-name="P573"><text:span text:style-name="T574"><text:s text:c="4"/></text:span><text:span text:style-name="T575">}</text:span></text:p>
      <text:p text:style-name="P576"/>
      <text:p text:style-name="P577"><text:span text:style-name="T578"><text:s text:c="4"/>atualizarHorario</text:span><text:span text:style-name="T579">()</text:span></text:p>
      <text:p text:style-name="P580"><text:span text:style-name="T581"><text:s text:c="4"/>setInterval</text:span><text:span text:style-name="T582">(</text:span><text:span text:style-name="T583">atualizarHorario</text:span><text:span text:style-name="T584">,</text:span><text:span text:style-name="T585"><text:s/></text:span><text:span text:style-name="T586">1000</text:span><text:span text:style-name="T587">)</text:span><text:span text:style-name="T588"><text:s/></text:span><text:span text:style-name="T589">//ATUALIZA HORARIO A CADA SEGUNDO</text:span></text:p>
      <text:p text:style-name="P590"/>
      <text:p text:style-name="P591"><text:span text:style-name="T592"><text:s text:c="4"/></text:span><text:span text:style-name="T593">}</text:span></text:p>
      <text:p text:style-name="P594"/>
      <text:p text:style-name="P59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nnedy Djalma</meta:initial-creator>
    <dc:creator>Kennedy Djalma</dc:creator>
    <meta:creation-date>2025-06-02T20:52:00Z</meta:creation-date>
    <dc:date>2025-06-02T20:52:00Z</dc:date>
    <meta:template xlink:href="Normal.dotm" xlink:type="simple"/>
    <meta:editing-cycles>1</meta:editing-cycles>
    <meta:editing-duration>PT0S</meta:editing-duration>
    <meta:document-statistic meta:page-count="1" meta:paragraph-count="4" meta:word-count="380" meta:character-count="2431" meta:row-count="17" meta:non-whitespace-character-count="2055"/>
  </office:meta>
</office:document-meta>
</file>